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zzol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Re </text:p>
          </table:table-cell>
        </table:table-row>
        <table:table-row table:style-name="ro1">
          <table:table-cell office:value-type="float" office:value="200.964967235228" calcext:value-type="float">
            <text:p>200.964967235228</text:p>
          </table:table-cell>
          <table:table-cell office:value-type="float" office:value="42.4849678671862" calcext:value-type="float">
            <text:p>42.4849678671862</text:p>
          </table:table-cell>
        </table:table-row>
        <table:table-row table:style-name="ro1">
          <table:table-cell office:value-type="float" office:value="302.988711858493" calcext:value-type="float">
            <text:p>302.988711858493</text:p>
          </table:table-cell>
          <table:table-cell office:value-type="float" office:value="76.2698585902344" calcext:value-type="float">
            <text:p>76.2698585902344</text:p>
          </table:table-cell>
        </table:table-row>
        <table:table-row table:style-name="ro1">
          <table:table-cell office:value-type="float" office:value="399.745018973189" calcext:value-type="float">
            <text:p>399.745018973189</text:p>
          </table:table-cell>
          <table:table-cell office:value-type="float" office:value="112.658692321223" calcext:value-type="float">
            <text:p>112.658692321223</text:p>
          </table:table-cell>
        </table:table-row>
        <table:table-row table:style-name="ro1">
          <table:table-cell office:value-type="float" office:value="495.899601488881" calcext:value-type="float">
            <text:p>495.899601488881</text:p>
          </table:table-cell>
          <table:table-cell office:value-type="float" office:value="150.946667503878" calcext:value-type="float">
            <text:p>150.946667503878</text:p>
          </table:table-cell>
        </table:table-row>
        <table:table-row table:style-name="ro1">
          <table:table-cell office:value-type="float" office:value="602.683293694505" calcext:value-type="float">
            <text:p>602.683293694505</text:p>
          </table:table-cell>
          <table:table-cell office:value-type="float" office:value="189.516513792383" calcext:value-type="float">
            <text:p>189.516513792383</text:p>
          </table:table-cell>
        </table:table-row>
        <table:table-row table:style-name="ro1">
          <table:table-cell office:value-type="float" office:value="702.997754151542" calcext:value-type="float">
            <text:p>702.997754151542</text:p>
          </table:table-cell>
          <table:table-cell office:value-type="float" office:value="226.617851416507" calcext:value-type="float">
            <text:p>226.617851416507</text:p>
          </table:table-cell>
        </table:table-row>
        <table:table-row table:style-name="ro1">
          <table:table-cell office:value-type="float" office:value="803.347446403925" calcext:value-type="float">
            <text:p>803.347446403925</text:p>
          </table:table-cell>
          <table:table-cell office:value-type="float" office:value="270.982457164099" calcext:value-type="float">
            <text:p>270.982457164099</text:p>
          </table:table-cell>
        </table:table-row>
        <table:table-row table:style-name="ro1">
          <table:table-cell office:value-type="float" office:value="908.647100672988" calcext:value-type="float">
            <text:p>908.647100672988</text:p>
          </table:table-cell>
          <table:table-cell office:value-type="float" office:value="313.66826971175" calcext:value-type="float">
            <text:p>313.66826971175</text:p>
          </table:table-cell>
        </table:table-row>
        <table:table-row table:style-name="ro1">
          <table:table-cell office:value-type="float" office:value="996.584471651755" calcext:value-type="float">
            <text:p>996.584471651755</text:p>
          </table:table-cell>
          <table:table-cell office:value-type="float" office:value="357.224450187147" calcext:value-type="float">
            <text:p>357.224450187147</text:p>
          </table:table-cell>
        </table:table-row>
        <table:table-row table:style-name="ro1">
          <table:table-cell office:value-type="float" office:value="1502.51981466256" calcext:value-type="float">
            <text:p>1502.51981466256</text:p>
          </table:table-cell>
          <table:table-cell office:value-type="float" office:value="572.3307218719" calcext:value-type="float">
            <text:p>572.3307218719</text:p>
          </table:table-cell>
        </table:table-row>
        <table:table-row table:style-name="ro1">
          <table:table-cell office:value-type="float" office:value="2023.44835759297" calcext:value-type="float">
            <text:p>2023.44835759297</text:p>
          </table:table-cell>
          <table:table-cell office:value-type="float" office:value="805.160299877055" calcext:value-type="float">
            <text:p>805.160299877055</text:p>
          </table:table-cell>
        </table:table-row>
        <table:table-row table:style-name="ro1">
          <table:table-cell office:value-type="float" office:value="3019.53845323942" calcext:value-type="float">
            <text:p>3019.53845323942</text:p>
          </table:table-cell>
          <table:table-cell office:value-type="float" office:value="1248.73587347356" calcext:value-type="float">
            <text:p>1248.73587347356</text:p>
          </table:table-cell>
        </table:table-row>
        <table:table-row table:style-name="ro1">
          <table:table-cell office:value-type="float" office:value="4024.89753923381" calcext:value-type="float">
            <text:p>4024.89753923381</text:p>
          </table:table-cell>
          <table:table-cell office:value-type="float" office:value="1700.54541712334" calcext:value-type="float">
            <text:p>1700.54541712334</text:p>
          </table:table-cell>
        </table:table-row>
        <table:table-row table:style-name="ro1">
          <table:table-cell office:value-type="float" office:value="4993.0455440484" calcext:value-type="float">
            <text:p>4993.0455440484</text:p>
          </table:table-cell>
          <table:table-cell office:value-type="float" office:value="2135.0682617127" calcext:value-type="float">
            <text:p>2135.0682617127</text:p>
          </table:table-cell>
        </table:table-row>
        <table:table-row table:style-name="ro1">
          <table:table-cell office:value-type="float" office:value="6006.24811819878" calcext:value-type="float">
            <text:p>6006.24811819878</text:p>
          </table:table-cell>
          <table:table-cell office:value-type="float" office:value="2594.88220069105" calcext:value-type="float">
            <text:p>2594.88220069105</text:p>
          </table:table-cell>
        </table:table-row>
        <table:table-row table:style-name="ro1">
          <table:table-cell office:value-type="float" office:value="7005.96645393485" calcext:value-type="float">
            <text:p>7005.96645393485</text:p>
          </table:table-cell>
          <table:table-cell office:value-type="float" office:value="3003.63432568511" calcext:value-type="float">
            <text:p>3003.63432568511</text:p>
          </table:table-cell>
        </table:table-row>
        <table:table-row table:style-name="ro1">
          <table:table-cell office:value-type="float" office:value="8006.03590427243" calcext:value-type="float">
            <text:p>8006.03590427243</text:p>
          </table:table-cell>
          <table:table-cell office:value-type="float" office:value="3476.77407476578" calcext:value-type="float">
            <text:p>3476.77407476578</text:p>
          </table:table-cell>
        </table:table-row>
        <table:table-row table:style-name="ro1">
          <table:table-cell office:value-type="float" office:value="9055.43590742089" calcext:value-type="float">
            <text:p>9055.43590742089</text:p>
          </table:table-cell>
          <table:table-cell office:value-type="float" office:value="3895.72448815033" calcext:value-type="float">
            <text:p>3895.72448815033</text:p>
          </table:table-cell>
        </table:table-row>
        <table:table-row table:style-name="ro1">
          <table:table-cell office:value-type="float" office:value="10034.2723416369" calcext:value-type="float">
            <text:p>10034.2723416369</text:p>
          </table:table-cell>
          <table:table-cell office:value-type="float" office:value="4294.78251635766" calcext:value-type="float">
            <text:p>4294.78251635766</text:p>
          </table:table-cell>
        </table:table-row>
        <table:table-row table:style-name="ro1">
          <table:table-cell office:value-type="float" office:value="19959.4508573963" calcext:value-type="float">
            <text:p>19959.4508573963</text:p>
          </table:table-cell>
          <table:table-cell office:value-type="float" office:value="8924.58921399889" calcext:value-type="float">
            <text:p>8924.58921399889</text:p>
          </table:table-cell>
        </table:table-row>
      </table:table>
      <table:table table:name="3D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float" office:value="899.368335053704" calcext:value-type="float">
            <text:p>899.368335053704</text:p>
          </table:table-cell>
          <table:table-cell office:value-type="float" office:value="183.454940426701" calcext:value-type="float">
            <text:p>183.454940426701</text:p>
          </table:table-cell>
        </table:table-row>
        <table:table-row table:style-name="ro1">
          <table:table-cell office:value-type="float" office:value="986.407722366553" calcext:value-type="float">
            <text:p>986.407722366553</text:p>
          </table:table-cell>
          <table:table-cell office:value-type="float" office:value="205.561215230992" calcext:value-type="float">
            <text:p>205.561215230992</text:p>
          </table:table-cell>
        </table:table-row>
        <table:table-row table:style-name="ro1">
          <table:table-cell office:value-type="float" office:value="1104.30906940714" calcext:value-type="float">
            <text:p>1104.30906940714</text:p>
          </table:table-cell>
          <table:table-cell office:value-type="float" office:value="234.10557962453" calcext:value-type="float">
            <text:p>234.10557962453</text:p>
          </table:table-cell>
        </table:table-row>
        <table:table-row table:style-name="ro1">
          <table:table-cell office:value-type="float" office:value="1288.1173309508" calcext:value-type="float">
            <text:p>1288.1173309508</text:p>
          </table:table-cell>
          <table:table-cell office:value-type="float" office:value="298.740509706985" calcext:value-type="float">
            <text:p>298.740509706985</text:p>
          </table:table-cell>
        </table:table-row>
        <table:table-row table:style-name="ro1">
          <table:table-cell office:value-type="float" office:value="9434.95797940586" calcext:value-type="float">
            <text:p>9434.95797940586</text:p>
          </table:table-cell>
          <table:table-cell office:value-type="float" office:value="2392.34345751587" calcext:value-type="float">
            <text:p>2392.34345751587</text:p>
          </table:table-cell>
        </table:table-row>
        <table:table-row table:style-name="ro1">
          <table:table-cell office:value-type="float" office:value="11233.6285498514" calcext:value-type="float">
            <text:p>11233.6285498514</text:p>
          </table:table-cell>
          <table:table-cell office:value-type="float" office:value="2907.56486205638" calcext:value-type="float">
            <text:p>2907.56486205638</text:p>
          </table:table-cell>
        </table:table-row>
        <table:table-row table:style-name="ro1">
          <table:table-cell office:value-type="float" office:value="12969.6182053891" calcext:value-type="float">
            <text:p>12969.6182053891</text:p>
          </table:table-cell>
          <table:table-cell office:value-type="float" office:value="3365.57151669646" calcext:value-type="float">
            <text:p>3365.57151669646</text:p>
          </table:table-cell>
        </table:table-row>
        <table:table-row table:style-name="ro1">
          <table:table-cell office:value-type="float" office:value="15128.3643764201" calcext:value-type="float">
            <text:p>15128.3643764201</text:p>
          </table:table-cell>
          <table:table-cell office:value-type="float" office:value="3895.72448815033" calcext:value-type="float">
            <text:p>3895.72448815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4:50:46.810000000</meta:creation-date>
    <dc:date>2022-02-02T14:53:39.465000000</dc:date>
    <meta:editing-duration>PT2M51S</meta:editing-duration>
    <meta:editing-cycles>4</meta:editing-cycles>
    <meta:generator>LibreOffice/7.2.3.2$Windows_X86_64 LibreOffice_project/d166454616c1632304285822f9c83ce2e660fd92</meta:generator>
    <meta:document-statistic meta:table-count="2" meta:cell-count="60" meta:object-count="0"/>
  </office:meta>
</office:document-meta>
</file>